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15.52mm"/>
    </style:style>
    <style:style style:name="co6" style:family="table-column">
      <style:table-column-properties fo:break-before="auto" style:column-width="10.62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1.17mm"/>
    </style:style>
    <style:style style:name="co10" style:family="table-column">
      <style:table-column-properties fo:break-before="auto" style:column-width="2.72mm"/>
    </style:style>
    <style:style style:name="co11" style:family="table-column">
      <style:table-column-properties fo:break-before="auto" style:column-width="10.88mm"/>
    </style:style>
    <style:style style:name="co12" style:family="table-column">
      <style:table-column-properties fo:break-before="auto" style:column-width="17.96mm"/>
    </style:style>
    <style:style style:name="co13" style:family="table-column">
      <style:table-column-properties fo:break-before="auto" style:column-width="12.79mm"/>
    </style:style>
    <style:style style:name="co14" style:family="table-column">
      <style:table-column-properties fo:break-before="auto" style:column-width="14.69mm"/>
    </style:style>
    <style:style style:name="co15" style:family="table-column">
      <style:table-column-properties fo:break-before="auto" style:column-width="14.43mm"/>
    </style:style>
    <style:style style:name="co16" style:family="table-column">
      <style:table-column-properties fo:break-before="auto" style:column-width="7.34mm"/>
    </style:style>
    <style:style style:name="co17" style:family="table-column">
      <style:table-column-properties fo:break-before="auto" style:column-width="16.6mm"/>
    </style:style>
    <style:style style:name="co18" style:family="table-column">
      <style:table-column-properties fo:break-before="auto" style:column-width="17.15mm"/>
    </style:style>
    <style:style style:name="co19" style:family="table-column">
      <style:table-column-properties fo:break-before="auto" style:column-width="20.69mm"/>
    </style:style>
    <style:style style:name="co20" style:family="table-column">
      <style:table-column-properties fo:break-before="auto" style:column-width="20.96mm"/>
    </style:style>
    <style:style style:name="co21" style:family="table-column">
      <style:table-column-properties fo:break-before="auto" style:column-width="21.5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25.31mm"/>
    </style:style>
    <style:style style:name="co24" style:family="table-column">
      <style:table-column-properties fo:break-before="auto" style:column-width="3.53mm"/>
    </style:style>
    <style:style style:name="co25" style:family="table-column">
      <style:table-column-properties fo:break-before="auto" style:column-width="20.57mm"/>
    </style:style>
    <style:style style:name="co26" style:family="table-column">
      <style:table-column-properties fo:break-before="auto" style:column-width="12.24mm"/>
    </style:style>
    <style:style style:name="co27" style:family="table-column">
      <style:table-column-properties fo:break-before="auto" style:column-width="12.36mm"/>
    </style:style>
    <style:style style:name="co28" style:family="table-column">
      <style:table-column-properties fo:break-before="auto" style:column-width="13.6mm"/>
    </style:style>
    <style:style style:name="co29" style:family="table-column">
      <style:table-column-properties fo:break-before="auto" style:column-width="15.84mm"/>
    </style:style>
    <style:style style:name="co30" style:family="table-column">
      <style:table-column-properties fo:break-before="auto" style:column-width="9.9mm"/>
    </style:style>
    <style:style style:name="co31" style:family="table-column">
      <style:table-column-properties fo:break-before="auto" style:column-width="17.32mm"/>
    </style:style>
    <style:style style:name="co32" style:family="table-column">
      <style:table-column-properties fo:break-before="auto" style:column-width="19.35mm"/>
    </style:style>
    <style:style style:name="co33" style:family="table-column">
      <style:table-column-properties fo:break-before="auto" style:column-width="15.1mm"/>
    </style:style>
    <style:style style:name="co34" style:family="table-column">
      <style:table-column-properties fo:break-before="auto" style:column-width="15.35mm"/>
    </style:style>
    <style:style style:name="co35" style:family="table-column">
      <style:table-column-properties fo:break-before="auto" style:column-width="2.47mm"/>
    </style:style>
    <style:style style:name="co36" style:family="table-column">
      <style:table-column-properties fo:break-before="auto" style:column-width="11.38mm"/>
    </style:style>
    <style:style style:name="co37" style:family="table-column">
      <style:table-column-properties fo:break-before="auto" style:column-width="10.39mm"/>
    </style:style>
    <style:style style:name="co38" style:family="table-column">
      <style:table-column-properties fo:break-before="auto" style:column-width="17.57mm"/>
    </style:style>
    <style:style style:name="co39" style:family="table-column">
      <style:table-column-properties fo:break-before="auto" style:column-width="14.82mm"/>
    </style:style>
    <style:style style:name="co40" style:family="table-column">
      <style:table-column-properties fo:break-before="auto" style:column-width="11.8mm"/>
    </style:style>
    <style:style style:name="co41" style:family="table-column">
      <style:table-column-properties fo:break-before="auto" style:column-width="12.12mm"/>
    </style:style>
    <style:style style:name="co42" style:family="table-column">
      <style:table-column-properties fo:break-before="auto" style:column-width="13.11mm"/>
    </style:style>
    <style:style style:name="co43" style:family="table-column">
      <style:table-column-properties fo:break-before="auto" style:column-width="14.85mm"/>
    </style:style>
    <style:style style:name="co44" style:family="table-column">
      <style:table-column-properties fo:break-before="auto" style:column-width="14.61mm"/>
    </style:style>
    <style:style style:name="co45" style:family="table-column">
      <style:table-column-properties fo:break-before="auto" style:column-width="20.28mm"/>
    </style:style>
    <style:style style:name="co46" style:family="table-column">
      <style:table-column-properties fo:break-before="auto" style:column-width="21.54mm"/>
    </style:style>
    <style:style style:name="co47" style:family="table-column">
      <style:table-column-properties fo:break-before="auto" style:column-width="21.04mm"/>
    </style:style>
    <style:style style:name="co48" style:family="table-column">
      <style:table-column-properties fo:break-before="auto" style:column-width="22.03mm"/>
    </style:style>
    <style:style style:name="co49" style:family="table-column">
      <style:table-column-properties fo:break-before="auto" style:column-width="21.78mm"/>
    </style:style>
    <style:style style:name="co50" style:family="table-column">
      <style:table-column-properties fo:break-before="auto" style:column-width="26.23mm"/>
    </style:style>
    <style:style style:name="co51" style:family="table-column">
      <style:table-column-properties fo:break-before="auto" style:column-width="14.11mm"/>
    </style:style>
    <style:style style:name="co52" style:family="table-column">
      <style:table-column-properties fo:break-before="auto" style:column-width="2.96mm"/>
    </style:style>
    <style:style style:name="co53" style:family="table-column">
      <style:table-column-properties fo:break-before="auto" style:column-width="19.54mm"/>
    </style:style>
    <style:style style:name="co54" style:family="table-column">
      <style:table-column-properties fo:break-before="auto" style:column-width="11.62mm"/>
    </style:style>
    <style:style style:name="co55" style:family="table-column">
      <style:table-column-properties fo:break-before="auto" style:column-width="12.61mm"/>
    </style:style>
    <style:style style:name="co56" style:family="table-column">
      <style:table-column-properties fo:break-before="auto" style:column-width="10.14mm"/>
    </style:style>
    <style:style style:name="co57" style:family="table-column">
      <style:table-column-properties fo:break-before="auto" style:column-width="11.13mm"/>
    </style:style>
    <style:style style:name="co58" style:family="table-column">
      <style:table-column-properties fo:break-before="auto" style:column-width="12.86mm"/>
    </style:style>
    <style:style style:name="co59" style:family="table-column">
      <style:table-column-properties fo:break-before="auto" style:column-width="3.46mm"/>
    </style:style>
    <style:style style:name="co60" style:family="table-column">
      <style:table-column-properties fo:break-before="auto" style:column-width="13.35mm"/>
    </style:style>
    <style:style style:name="co61" style:family="table-column">
      <style:table-column-properties fo:break-before="auto" style:column-width="17.07mm"/>
    </style:style>
    <style:style style:name="co62" style:family="table-column">
      <style:table-column-properties fo:break-before="auto" style:column-width="15.59mm"/>
    </style:style>
    <style:style style:name="co63" style:family="table-column">
      <style:table-column-properties fo:break-before="auto" style:column-width="13.85mm"/>
    </style:style>
    <style:style style:name="co64" style:family="table-column">
      <style:table-column-properties fo:break-before="auto" style:column-width="20.48mm"/>
    </style:style>
    <style:style style:name="co65" style:family="table-column">
      <style:table-column-properties fo:break-before="auto" style:column-width="20.04mm"/>
    </style:style>
    <style:style style:name="co66" style:family="table-column">
      <style:table-column-properties fo:break-before="auto" style:column-width="20.53mm"/>
    </style:style>
    <style:style style:name="co67" style:family="table-column">
      <style:table-column-properties fo:break-before="auto" style:column-width="17.82mm"/>
    </style:style>
    <style:style style:name="co68" style:family="table-column">
      <style:table-column-properties fo:break-before="auto" style:column-width="25.74mm"/>
    </style:style>
    <style:style style:name="co69" style:family="table-column">
      <style:table-column-properties fo:break-before="auto" style:column-width="22.52mm"/>
    </style:style>
    <style:style style:name="co70" style:family="table-column">
      <style:table-column-properties fo:break-before="auto" style:column-width="21.29mm"/>
    </style:style>
    <style:style style:name="co71" style:family="table-column">
      <style:table-column-properties fo:break-before="auto" style:column-width="24.01mm"/>
    </style:style>
    <style:style style:name="co72" style:family="table-column">
      <style:table-column-properties fo:break-before="auto" style:column-width="20.2mm"/>
    </style:style>
    <style:style style:name="co73" style:family="table-column">
      <style:table-column-properties fo:break-before="auto" style:column-width="12.01mm"/>
    </style:style>
    <style:style style:name="co74" style:family="table-column">
      <style:table-column-properties fo:break-before="auto" style:column-width="12.7mm"/>
    </style:style>
    <style:style style:name="co75" style:family="table-column">
      <style:table-column-properties fo:break-before="auto" style:column-width="12.93mm"/>
    </style:style>
    <style:style style:name="co76" style:family="table-column">
      <style:table-column-properties fo:break-before="auto" style:column-width="16.33mm"/>
    </style:style>
    <style:style style:name="co77" style:family="table-column">
      <style:table-column-properties fo:break-before="auto" style:column-width="11.57mm"/>
    </style:style>
    <style:style style:name="co78" style:family="table-column">
      <style:table-column-properties fo:break-before="auto" style:column-width="12.47mm"/>
    </style:style>
    <style:style style:name="co79" style:family="table-column">
      <style:table-column-properties fo:break-before="auto" style:column-width="15.65mm"/>
    </style:style>
    <style:style style:name="co80" style:family="table-column">
      <style:table-column-properties fo:break-before="auto" style:column-width="18.15mm"/>
    </style:style>
    <style:style style:name="co81" style:family="table-column">
      <style:table-column-properties fo:break-before="auto" style:column-width="16.1mm"/>
    </style:style>
    <style:style style:name="co82" style:family="table-column">
      <style:table-column-properties fo:break-before="auto" style:column-width="2.26mm"/>
    </style:style>
    <style:style style:name="co83" style:family="table-column">
      <style:table-column-properties fo:break-before="auto" style:column-width="18.82mm"/>
    </style:style>
    <style:style style:name="co84" style:family="table-column">
      <style:table-column-properties fo:break-before="auto" style:column-width="13.39mm"/>
    </style:style>
    <style:style style:name="co85" style:family="table-column">
      <style:table-column-properties fo:break-before="auto" style:column-width="9.07mm"/>
    </style:style>
    <style:style style:name="co86" style:family="table-column">
      <style:table-column-properties fo:break-before="auto" style:column-width="16.79mm"/>
    </style:style>
    <style:style style:name="co87" style:family="table-column">
      <style:table-column-properties fo:break-before="auto" style:column-width="15.2mm"/>
    </style:style>
    <style:style style:name="co88" style:family="table-column">
      <style:table-column-properties fo:break-before="auto" style:column-width="14.36mm"/>
    </style:style>
    <style:style style:name="co89" style:family="table-column">
      <style:table-column-properties fo:break-before="auto" style:column-width="15.42mm"/>
    </style:style>
    <style:style style:name="co90" style:family="table-column">
      <style:table-column-properties fo:break-before="auto" style:column-width="22.91mm"/>
    </style:style>
    <style:style style:name="co91" style:family="table-column">
      <style:table-column-properties fo:break-before="auto" style:column-width="22.68mm"/>
    </style:style>
    <style:style style:name="co92" style:family="table-column">
      <style:table-column-properties fo:break-before="auto" style:column-width="21.55mm"/>
    </style:style>
    <style:style style:name="co93" style:family="table-column">
      <style:table-column-properties fo:break-before="auto" style:column-width="20.87mm"/>
    </style:style>
    <style:style style:name="co94" style:family="table-column">
      <style:table-column-properties fo:break-before="auto" style:column-width="22.01mm"/>
    </style:style>
    <style:style style:name="co95" style:family="table-column">
      <style:table-column-properties fo:break-before="auto" style:column-width="10.42mm"/>
    </style:style>
    <style:style style:name="co96" style:family="table-column">
      <style:table-column-properties fo:break-before="auto" style:column-width="22.45mm"/>
    </style:style>
    <style:style style:name="co97" style:family="table-column">
      <style:table-column-properties fo:break-before="auto" style:column-width="24.75mm"/>
    </style:style>
    <style:style style:name="co98" style:family="table-column">
      <style:table-column-properties fo:break-before="auto" style:column-width="123.53mm"/>
    </style:style>
    <style:style style:name="co99" style:family="table-column">
      <style:table-column-properties fo:break-before="auto" style:column-width="20.78mm"/>
    </style:style>
    <style:style style:name="co100" style:family="table-column">
      <style:table-column-properties fo:break-before="auto" style:column-width="19.6mm"/>
    </style:style>
    <style:style style:name="co101" style:family="table-column">
      <style:table-column-properties fo:break-before="auto" style:column-width="154.98mm"/>
    </style:style>
    <style:style style:name="co102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8mm" fo:break-before="auto" style:use-optimal-row-height="false"/>
    </style:style>
    <style:style style:name="ro5" style:family="table-row">
      <style:table-row-properties style:row-height="8.47mm" fo:break-before="auto" style:use-optimal-row-height="true"/>
    </style:style>
    <style:style style:name="ro6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 style:data-style-name="N100"/>
    <style:style style:name="ce23" style:family="table-cell" style:parent-style-name="Default" style:data-style-name="N100">
      <style:table-cell-properties fo:background-color="transparent"/>
    </style:style>
    <style:style style:name="ce25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ext-properties style:text-line-through-style="none" style:text-line-through-type="none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96d9b7"/>
    </style:style>
    <style:style style:name="ce39" style:family="table-cell" style:parent-style-name="Default" style:data-style-name="N100">
      <style:table-cell-properties fo:background-color="#f5c9c9"/>
    </style:style>
    <style:style style:name="ce40" style:family="table-cell" style:parent-style-name="Default" style:data-style-name="N100">
      <style:table-cell-properties fo:background-color="#d0d0d0"/>
    </style:style>
    <style:style style:name="ce43" style:family="table-cell" style:parent-style-name="Default" style:data-style-name="N100">
      <style:text-properties fo:font-weight="bold" style:font-weight-asian="bold" style:font-weight-complex="bold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eea0ab"/>
    </style:style>
    <style:style style:name="ce52" style:family="table-cell" style:parent-style-name="Default" style:data-style-name="N100">
      <style:table-cell-properties fo:background-color="#b7c1e4"/>
    </style:style>
    <style:style style:name="ce53" style:family="table-cell" style:parent-style-name="Default" style:data-style-name="N100">
      <style:table-cell-properties fo:background-color="#bfebe9"/>
    </style:style>
    <style:style style:name="ce54" style:family="table-cell" style:parent-style-name="Default">
      <style:table-cell-properties fo:background-color="#e8e8e8"/>
    </style:style>
    <style:style style:name="ce55" style:family="table-cell" style:parent-style-name="Default" style:data-style-name="N100">
      <style:table-cell-properties fo:background-color="#f5c9c9"/>
      <style:text-properties style:use-window-font-color="true"/>
    </style:style>
    <style:style style:name="ce56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7" style:family="table-cell" style:parent-style-name="Default" style:data-style-name="N100">
      <style:table-cell-properties fo:background-color="#fe7f00"/>
    </style:style>
    <style:style style:name="ce58" style:family="table-cell" style:parent-style-name="Default" style:data-style-name="N100">
      <style:text-properties fo:font-size="8pt" style:font-size-asian="8pt" style:font-size-complex="8pt"/>
    </style:style>
    <style:style style:name="ce59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2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6" table:default-cell-style-name="ce22"/>
        <table:table-column table:style-name="co2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6" table:default-cell-style-name="ce22"/>
        <table:table-column table:style-name="co10" table:default-cell-style-name="ce22"/>
        <table:table-column table:style-name="co12" table:default-cell-style-name="ce22"/>
        <table:table-column table:style-name="co13" table:default-cell-style-name="ce22"/>
        <table:table-column table:style-name="co2" table:number-columns-repeated="2" table:default-cell-style-name="ce22"/>
        <table:table-column table:style-name="co10" table:default-cell-style-name="ce22"/>
        <table:table-column table:style-name="co14" table:default-cell-style-name="ce22"/>
        <table:table-column table:style-name="co13" table:default-cell-style-name="ce22"/>
        <table:table-column table:style-name="co10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7" table:default-cell-style-name="ce22"/>
        <table:table-column table:style-name="co10" table:default-cell-style-name="ce22"/>
        <table:table-column table:style-name="co19" table:default-cell-style-name="ce22"/>
        <table:table-column table:style-name="co20" table:number-columns-repeated="2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ce22"/>
        <table:table-column table:style-name="co22" table:number-columns-repeated="3" table:default-cell-style-name="ce22"/>
        <table:table-column table:style-name="co24" table:default-cell-style-name="ce22"/>
        <table:table-column table:style-name="co22" table:number-columns-repeated="984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3" table:number-columns-repeated="984"/>
          <table:table-cell/>
        </table:table-row>
        <table:table-row table:style-name="ro1">
          <table:table-cell table:style-name="ce23"/>
          <table:table-cell table:style-name="ce34"/>
          <table:table-cell table:style-name="ce23" table:number-columns-repeated="37"/>
          <table:table-cell table:style-name="ce25"/>
          <table:table-cell table:style-name="ce23" table:number-columns-repeated="145"/>
          <table:table-cell table:style-name="ce25" table:number-columns-repeated="832"/>
          <table:table-cell table:number-columns-repeated="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9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9" office:value-type="string" calcext:value-type="string">
            <text:p>-4201.41 </text:p>
          </table:table-cell>
          <table:table-cell table:number-columns-repeated="2"/>
          <table:table-cell table:style-name="ce39" office:value-type="string" calcext:value-type="string">
            <text:p>-503.41 </text:p>
          </table:table-cell>
          <table:table-cell table:style-name="ce39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+37526.56</text:p>
          </table:table-cell>
          <table:table-cell table:style-name="ce38" office:value-type="string" calcext:value-type="string">
            <text:p>+897</text:p>
          </table:table-cell>
          <table:table-cell table:style-name="ce38" office:value-type="string" calcext:value-type="string">
            <text:p>+8430</text:p>
          </table:table-cell>
          <table:table-cell table:number-columns-repeated="2"/>
          <table:table-cell table:style-name="ce38" office:value-type="string" calcext:value-type="string">
            <text:p>+46854</text:p>
          </table:table-cell>
          <table:table-cell table:style-name="ce38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9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3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3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9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9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9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9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+1992.44</text:p>
          </table:table-cell>
          <table:table-cell table:style-name="ce38" office:value-type="string" calcext:value-type="string">
            <text:p>+6435</text:p>
          </table:table-cell>
          <table:table-cell table:style-name="ce38" office:value-type="string" calcext:value-type="string">
            <text:p>+4007</text:p>
          </table:table-cell>
          <table:table-cell table:number-columns-repeated="2"/>
          <table:table-cell table:style-name="ce38" office:value-type="string" calcext:value-type="string">
            <text:p>+12434</text:p>
          </table:table-cell>
          <table:table-cell table:style-name="ce39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3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3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9" office:value-type="string" calcext:value-type="string">
            <text:p>-876 </text:p>
          </table:table-cell>
          <table:table-cell table:style-name="ce39" office:value-type="string" calcext:value-type="string">
            <text:p>-1884.43</text:p>
          </table:table-cell>
          <table:table-cell table:style-name="ce39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9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8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9" office:value-type="string" calcext:value-type="string">
            <text:p>-11376.02</text:p>
          </table:table-cell>
          <table:table-cell table:style-name="ce38" office:value-type="string" calcext:value-type="string">
            <text:p>+4053</text:p>
          </table:table-cell>
          <table:table-cell table:style-name="ce38" office:value-type="string" calcext:value-type="string">
            <text:p>+17515</text:p>
          </table:table-cell>
          <table:table-cell table:number-columns-repeated="2"/>
          <table:table-cell table:style-name="ce38" office:value-type="string" calcext:value-type="string">
            <text:p>+10192</text:p>
          </table:table-cell>
          <table:table-cell table:style-name="ce38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9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4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4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3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4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7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3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7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office:value-type="string" calcext:value-type="string">
            <text:p>-301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7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-435.9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office:value-type="string" calcext:value-type="string">
            <text:p>-712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001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8" office:value-type="string" calcext:value-type="string">
            <text:p>+1078 </text:p>
          </table:table-cell>
          <table:table-cell table:style-name="ce38" office:value-type="string" calcext:value-type="string">
            <text:p>+1055</text:p>
          </table:table-cell>
          <table:table-cell table:number-columns-repeated="2"/>
          <table:table-cell table:style-name="ce38" office:value-type="string" calcext:value-type="string">
            <text:p>+2889</text:p>
          </table:table-cell>
          <table:table-cell table:style-name="ce39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8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4" office:value-type="string" calcext:value-type="string">
            <text:p>294618</text:p>
          </table:table-cell>
          <table:table-cell table:style-name="ce44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7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44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4" office:value-type="string" calcext:value-type="string">
            <text:p>294946</text:p>
          </table:table-cell>
          <table:table-cell table:style-name="ce44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4"/>
          <table:table-cell table:style-name="Default" table:number-columns-repeated="2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9.04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7"/>
          <table:table-cell table:number-columns-repeated="20"/>
          <table:table-cell table:style-name="ce38" office:value-type="string" calcext:value-type="string">
            <text:p>+124099</text:p>
          </table:table-cell>
          <table:table-cell table:style-name="ce38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8" office:value-type="string" calcext:value-type="string">
            <text:p>+161051</text:p>
          </table:table-cell>
          <table:table-cell table:style-name="ce38" office:value-type="string" calcext:value-type="string">
            <text:p>+1170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3" table:number-columns-repeated="2"/>
          <table:table-cell table:number-columns-repeated="1001"/>
        </table:table-row>
        <table:table-row table:style-name="ro1">
          <table:table-cell table:style-name="ce27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7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7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4" office:value-type="string" calcext:value-type="string">
            <text:p>296941</text:p>
          </table:table-cell>
          <table:table-cell table:style-name="ce44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3" office:value-type="string" calcext:value-type="string">
            <text:p>297011</text:p>
          </table:table-cell>
          <table:table-cell table:style-name="ce43" office:value-type="string" calcext:value-type="string">
            <text:p>3256</text:p>
          </table:table-cell>
          <table:table-cell table:number-columns-repeated="1001"/>
        </table:table-row>
        <table:table-row table:style-name="ro1" table:number-rows-repeated="10482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2"/>
        <table:table-column table:style-name="co11" table:default-cell-style-name="ce22"/>
        <table:table-column table:style-name="co26" table:default-cell-style-name="ce22"/>
        <table:table-column table:style-name="co27" table:default-cell-style-name="ce22"/>
        <table:table-column table:style-name="co28" table:default-cell-style-name="ce22"/>
        <table:table-column table:style-name="co29" table:default-cell-style-name="ce22"/>
        <table:table-column table:style-name="co30" table:default-cell-style-name="ce22"/>
        <table:table-column table:style-name="co31" table:default-cell-style-name="ce22"/>
        <table:table-column table:style-name="co32" table:default-cell-style-name="ce22"/>
        <table:table-column table:style-name="co9" table:default-cell-style-name="ce22"/>
        <table:table-column table:style-name="co33" table:default-cell-style-name="ce22"/>
        <table:table-column table:style-name="co34" table:default-cell-style-name="ce22"/>
        <table:table-column table:style-name="co35" table:default-cell-style-name="ce22"/>
        <table:table-column table:style-name="co36" table:default-cell-style-name="ce22"/>
        <table:table-column table:style-name="co37" table:default-cell-style-name="ce22"/>
        <table:table-column table:style-name="co35" table:default-cell-style-name="ce22"/>
        <table:table-column table:style-name="co38" table:default-cell-style-name="ce22"/>
        <table:table-column table:style-name="co39" table:default-cell-style-name="ce22"/>
        <table:table-column table:style-name="co40" table:default-cell-style-name="ce22"/>
        <table:table-column table:style-name="co41" table:default-cell-style-name="ce22"/>
        <table:table-column table:style-name="co35" table:default-cell-style-name="ce22"/>
        <table:table-column table:style-name="co39" table:default-cell-style-name="ce22"/>
        <table:table-column table:style-name="co42" table:default-cell-style-name="ce22"/>
        <table:table-column table:style-name="co35" table:default-cell-style-name="ce22"/>
        <table:table-column table:style-name="co5" table:default-cell-style-name="ce22"/>
        <table:table-column table:style-name="co43" table:default-cell-style-name="ce22"/>
        <table:table-column table:style-name="co44" table:default-cell-style-name="ce22"/>
        <table:table-column table:style-name="co29" table:default-cell-style-name="ce22"/>
        <table:table-column table:style-name="co35" table:default-cell-style-name="ce22"/>
        <table:table-column table:style-name="co45" table:default-cell-style-name="ce22"/>
        <table:table-column table:style-name="co46" table:default-cell-style-name="ce22"/>
        <table:table-column table:style-name="co47" table:default-cell-style-name="ce22"/>
        <table:table-column table:style-name="co48" table:default-cell-style-name="ce22"/>
        <table:table-column table:style-name="co49" table:default-cell-style-name="ce22"/>
        <table:table-column table:style-name="co50" table:default-cell-style-name="ce22"/>
        <table:table-column table:style-name="co49" table:default-cell-style-name="ce22"/>
        <table:table-column table:style-name="co51" table:default-cell-style-name="ce22"/>
        <table:table-column table:style-name="co46" table:default-cell-style-name="ce22"/>
        <table:table-column table:style-name="co52" table:default-cell-style-name="ce22"/>
        <table:table-column table:style-name="co22" table:number-columns-repeated="984" table:default-cell-style-name="ce22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3"/>
          <table:table-cell table:style-name="ce34"/>
          <table:table-cell table:style-name="ce23" table:number-columns-repeated="1020"/>
          <table:table-cell table:number-columns-repeated="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table:style-name="ce25"/>
          <table:table-cell table:style-name="ce37"/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table:number-columns-repeated="16"/>
          <table:table-cell table:style-name="ce40" table:number-columns-repeated="2"/>
          <table:table-cell table:style-name="ce25"/>
          <table:table-cell table:style-name="ce45" table:number-columns-repeated="4"/>
          <table:table-cell table:style-name="ce25" table:number-columns-repeated="2"/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9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9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9" office:value-type="string" calcext:value-type="string">
            <text:p>-14256</text:p>
          </table:table-cell>
          <table:table-cell table:style-name="ce38" office:value-type="string" calcext:value-type="string">
            <text:p>+1331</text:p>
          </table:table-cell>
          <table:table-cell table:style-name="ce38" office:value-type="string" calcext:value-type="string">
            <text:p>+7801</text:p>
          </table:table-cell>
          <table:table-cell table:style-name="ce38" office:value-type="string" calcext:value-type="string">
            <text:p>+5</text:p>
          </table:table-cell>
          <table:table-cell table:number-columns-repeated="2"/>
          <table:table-cell table:style-name="ce39" office:value-type="string" calcext:value-type="string">
            <text:p>-72</text:p>
          </table:table-cell>
          <table:table-cell/>
          <table:table-cell table:style-name="ce39" office:value-type="string" calcext:value-type="string">
            <text:p>-4643.04</text:p>
          </table:table-cell>
          <table:table-cell table:number-columns-repeated="2"/>
          <table:table-cell table:style-name="ce39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9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8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9" office:value-type="string" calcext:value-type="string">
            <text:p>-535.96 </text:p>
          </table:table-cell>
          <table:table-cell table:style-name="ce39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9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9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57.61 </text:p>
          </table:table-cell>
          <table:table-cell table:style-name="ce38" office:value-type="string" calcext:value-type="string">
            <text:p>+10479</text:p>
          </table:table-cell>
          <table:table-cell table:style-name="ce38" office:value-type="string" calcext:value-type="string">
            <text:p>+4455</text:p>
          </table:table-cell>
          <table:table-cell table:number-columns-repeated="2"/>
          <table:table-cell table:style-name="ce38" office:value-type="string" calcext:value-type="string">
            <text:p>+15392</text:p>
          </table:table-cell>
          <table:table-cell table:style-name="ce38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9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9" office:value-type="string" calcext:value-type="string">
            <text:p>-1224</text:p>
          </table:table-cell>
          <table:table-cell table:style-name="ce39" office:value-type="string" calcext:value-type="string">
            <text:p>-1782</text:p>
          </table:table-cell>
          <table:table-cell table:style-name="ce52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860.22</text:p>
          </table:table-cell>
          <table:table-cell table:style-name="ce38" office:value-type="string" calcext:value-type="string">
            <text:p>+3132</text:p>
          </table:table-cell>
          <table:table-cell table:style-name="ce39" office:value-type="string" calcext:value-type="string">
            <text:p>-459</text:p>
          </table:table-cell>
          <table:table-cell table:number-columns-repeated="2"/>
          <table:table-cell table:style-name="ce38" office:value-type="string" calcext:value-type="string">
            <text:p>+7533</text:p>
          </table:table-cell>
          <table:table-cell table:style-name="ce38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3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5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9" office:value-type="string" calcext:value-type="string">
            <text:p>-4124.15</text:p>
          </table:table-cell>
          <table:table-cell table:style-name="ce39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2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9" office:value-type="string" calcext:value-type="string">
            <text:p>-3360.99</text:p>
          </table:table-cell>
          <table:table-cell table:style-name="ce38" office:value-type="string" calcext:value-type="string">
            <text:p>+22378</text:p>
          </table:table-cell>
          <table:table-cell table:style-name="ce39" office:value-type="string" calcext:value-type="string">
            <text:p>-921</text:p>
          </table:table-cell>
          <table:table-cell table:number-columns-repeated="2"/>
          <table:table-cell table:style-name="ce38" office:value-type="string" calcext:value-type="string">
            <text:p>+18096</text:p>
          </table:table-cell>
          <table:table-cell table:style-name="ce38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9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5" table:number-columns-repeated="1023"/>
          <table:table-cell table:style-name="ce54"/>
        </table:table-row>
        <table:table-row table:style-name="ro1">
          <table:table-cell table:style-name="ce33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36952</text:p>
          </table:table-cell>
          <table:table-cell table:style-name="ce38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3" table:default-cell-style-name="ce22"/>
        <table:table-column table:style-name="co54" table:default-cell-style-name="ce22"/>
        <table:table-column table:style-name="co55" table:default-cell-style-name="ce22"/>
        <table:table-column table:style-name="co56" table:default-cell-style-name="ce22"/>
        <table:table-column table:style-name="co34" table:default-cell-style-name="ce22"/>
        <table:table-column table:style-name="co57" table:default-cell-style-name="ce22"/>
        <table:table-column table:style-name="co29" table:default-cell-style-name="ce22"/>
        <table:table-column table:style-name="co31" table:default-cell-style-name="ce22"/>
        <table:table-column table:style-name="co57" table:default-cell-style-name="ce22"/>
        <table:table-column table:style-name="co36" table:default-cell-style-name="ce22"/>
        <table:table-column table:style-name="co28" table:default-cell-style-name="ce22"/>
        <table:table-column table:style-name="co56" table:default-cell-style-name="ce22"/>
        <table:table-column table:style-name="co35" table:default-cell-style-name="ce22"/>
        <table:table-column table:style-name="co41" table:default-cell-style-name="ce22"/>
        <table:table-column table:style-name="co57" table:default-cell-style-name="ce22"/>
        <table:table-column table:style-name="co35" table:default-cell-style-name="ce22"/>
        <table:table-column table:style-name="co38" table:default-cell-style-name="ce22"/>
        <table:table-column table:style-name="co58" table:default-cell-style-name="ce22"/>
        <table:table-column table:style-name="co36" table:default-cell-style-name="ce22"/>
        <table:table-column table:style-name="co54" table:default-cell-style-name="ce22"/>
        <table:table-column table:style-name="co59" table:default-cell-style-name="ce22"/>
        <table:table-column table:style-name="co60" table:default-cell-style-name="ce22"/>
        <table:table-column table:style-name="co11" table:default-cell-style-name="ce22"/>
        <table:table-column table:style-name="co35" table:default-cell-style-name="ce22"/>
        <table:table-column table:style-name="co11" table:default-cell-style-name="ce22"/>
        <table:table-column table:style-name="co35" table:default-cell-style-name="ce22"/>
        <table:table-column table:style-name="co29" table:default-cell-style-name="ce22"/>
        <table:table-column table:style-name="co61" table:default-cell-style-name="ce22"/>
        <table:table-column table:style-name="co29" table:default-cell-style-name="ce22"/>
        <table:table-column table:style-name="co62" table:default-cell-style-name="ce22"/>
        <table:table-column table:style-name="co63" table:default-cell-style-name="ce22"/>
        <table:table-column table:style-name="co35" table:default-cell-style-name="ce22"/>
        <table:table-column table:style-name="co48" table:default-cell-style-name="ce22"/>
        <table:table-column table:style-name="co64" table:default-cell-style-name="ce22"/>
        <table:table-column table:style-name="co45" table:default-cell-style-name="ce22"/>
        <table:table-column table:style-name="co65" table:default-cell-style-name="ce22"/>
        <table:table-column table:style-name="co66" table:default-cell-style-name="ce22"/>
        <table:table-column table:style-name="co67" table:default-cell-style-name="ce22"/>
        <table:table-column table:style-name="co49" table:default-cell-style-name="ce22"/>
        <table:table-column table:style-name="co68" table:default-cell-style-name="ce22"/>
        <table:table-column table:style-name="co69" table:default-cell-style-name="ce22"/>
        <table:table-column table:style-name="co68" table:default-cell-style-name="ce22"/>
        <table:table-column table:style-name="co70" table:default-cell-style-name="ce22"/>
        <table:table-column table:style-name="co45" table:default-cell-style-name="ce22"/>
        <table:table-column table:style-name="co71" table:default-cell-style-name="ce22"/>
        <table:table-column table:style-name="co35" table:number-columns-repeated="2" table:default-cell-style-name="ce22"/>
        <table:table-column table:style-name="co22" table:number-columns-repeated="976" table:default-cell-style-name="ce22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0" office:value-type="string" calcext:value-type="string">
            <text:p>Э и р</text:p>
          </table:table-cell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, RXD</text:p>
          </table:table-cell>
          <table:table-cell table:style-name="ce25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9" office:value-type="string" calcext:value-type="string">
            <text:p>-1619.18 </text:p>
          </table:table-cell>
          <table:table-cell table:style-name="ce39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9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9" office:value-type="string" calcext:value-type="string">
            <text:p>-4566.49</text:p>
          </table:table-cell>
          <table:table-cell table:style-name="ce38" office:value-type="string" calcext:value-type="string">
            <text:p>+6580</text:p>
          </table:table-cell>
          <table:table-cell table:number-columns-repeated="3"/>
          <table:table-cell table:style-name="ce38" office:value-type="string" calcext:value-type="string">
            <text:p>+3793</text:p>
          </table:table-cell>
          <table:table-cell table:style-name="ce38" office:value-type="string" calcext:value-type="string">
            <text:p>+176 </text:p>
          </table:table-cell>
          <table:table-cell/>
          <table:table-cell table:style-name="ce23"/>
          <table:table-cell table:number-columns-repeated="99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0"/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/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RXD</text:p>
          </table:table-cell>
          <table:table-cell table:style-name="ce2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9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8" office:value-type="string" calcext:value-type="string">
            <text:p>+6275 </text:p>
          </table:table-cell>
          <table:table-cell table:number-columns-repeated="3"/>
          <table:table-cell table:style-name="ce38" office:value-type="string" calcext:value-type="string">
            <text:p>+12974</text:p>
          </table:table-cell>
          <table:table-cell table:style-name="ce38" office:value-type="string" calcext:value-type="string">
            <text:p>+82 </text:p>
          </table:table-cell>
          <table:table-cell/>
          <table:table-cell table:style-name="ce23"/>
          <table:table-cell table:number-columns-repeated="2"/>
          <table:table-cell table:style-name="ce39" office:value-type="string" calcext:value-type="string">
            <text:p>-1454.78 </text:p>
          </table:table-cell>
          <table:table-cell table:style-name="ce39" office:value-type="string" calcext:value-type="string">
            <text:p>-1197 </text:p>
          </table:table-cell>
          <table:table-cell table:style-name="ce39" office:value-type="string" calcext:value-type="string">
            <text:p>-1818.52 </text:p>
          </table:table-cell>
          <table:table-cell table:style-name="ce23"/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0"/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RXD</text:p>
          </table:table-cell>
          <table:table-cell table:style-name="ce2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5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8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8" office:value-type="string" calcext:value-type="string">
            <text:p>+7339.41</text:p>
          </table:table-cell>
          <table:table-cell table:style-name="ce39" office:value-type="string" calcext:value-type="string">
            <text:p>-6629</text:p>
          </table:table-cell>
          <table:table-cell table:style-name="ce38" office:value-type="string" calcext:value-type="string">
            <text:p>+3972</text:p>
          </table:table-cell>
          <table:table-cell table:number-columns-repeated="2"/>
          <table:table-cell table:style-name="ce38" office:value-type="string" calcext:value-type="string">
            <text:p>+4687</text:p>
          </table:table-cell>
          <table:table-cell table:style-name="ce38" office:value-type="string" calcext:value-type="string">
            <text:p>+122</text:p>
          </table:table-cell>
          <table:table-cell/>
          <table:table-cell table:style-name="ce23"/>
          <table:table-cell/>
          <table:table-cell table:style-name="ce39" office:value-type="string" calcext:value-type="string">
            <text:p>-5179.18 </text:p>
          </table:table-cell>
          <table:table-cell/>
          <table:table-cell table:style-name="ce55" office:value-type="string" calcext:value-type="string">
            <text:p>-808 </text:p>
          </table:table-cell>
          <table:table-cell table:style-name="ce55" office:value-type="string" calcext:value-type="string">
            <text:p>-1418.92</text:p>
          </table:table-cell>
          <table:table-cell table:style-name="ce55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0" office:value-type="string" calcext:value-type="string">
            <text:p>Э и р</text:p>
          </table:table-cell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2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9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9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9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9" office:value-type="string" calcext:value-type="string">
            <text:p>-1467.1</text:p>
          </table:table-cell>
          <table:table-cell table:style-name="ce39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8" office:value-type="string" calcext:value-type="string">
            <text:p>+18499</text:p>
          </table:table-cell>
          <table:table-cell table:style-name="ce38" office:value-type="string" calcext:value-type="string">
            <text:p>+7710</text:p>
          </table:table-cell>
          <table:table-cell table:style-name="ce38" office:value-type="string" calcext:value-type="string">
            <text:p>+1610 </text:p>
          </table:table-cell>
          <table:table-cell table:number-columns-repeated="3"/>
          <table:table-cell table:style-name="ce38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8" office:value-type="string" calcext:value-type="string">
            <text:p>+10806</text:p>
          </table:table-cell>
          <table:table-cell table:style-name="ce39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0" office:value-type="string" calcext:value-type="string">
            <text:p>Э и р</text:p>
          </table:table-cell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2" table:default-cell-style-name="ce22"/>
        <table:table-column table:style-name="co73" table:default-cell-style-name="ce22"/>
        <table:table-column table:style-name="co74" table:default-cell-style-name="ce22"/>
        <table:table-column table:style-name="co75" table:default-cell-style-name="ce22"/>
        <table:table-column table:style-name="co76" table:default-cell-style-name="ce22"/>
        <table:table-column table:style-name="co77" table:default-cell-style-name="ce22"/>
        <table:table-column table:style-name="co78" table:default-cell-style-name="ce22"/>
        <table:table-column table:style-name="co79" table:default-cell-style-name="ce22"/>
        <table:table-column table:style-name="co73" table:default-cell-style-name="ce22"/>
        <table:table-column table:style-name="co80" table:default-cell-style-name="ce22"/>
        <table:table-column table:style-name="co81" table:number-columns-repeated="2" table:default-cell-style-name="ce22"/>
        <table:table-column table:style-name="co29" table:default-cell-style-name="ce22"/>
        <table:table-column table:style-name="co73" table:default-cell-style-name="ce22"/>
        <table:table-column table:style-name="co81" table:default-cell-style-name="ce22"/>
        <table:table-column table:style-name="co28" table:default-cell-style-name="ce22"/>
        <table:table-column table:style-name="co82" table:default-cell-style-name="ce22"/>
        <table:table-column table:style-name="co83" table:default-cell-style-name="ce22"/>
        <table:table-column table:style-name="co76" table:default-cell-style-name="ce22"/>
        <table:table-column table:style-name="co74" table:default-cell-style-name="ce22"/>
        <table:table-column table:style-name="co82" table:default-cell-style-name="ce22"/>
        <table:table-column table:style-name="co84" table:default-cell-style-name="ce22"/>
        <table:table-column table:style-name="co85" table:default-cell-style-name="ce22"/>
        <table:table-column table:style-name="co82" table:default-cell-style-name="ce22"/>
        <table:table-column table:style-name="co86" table:default-cell-style-name="ce22"/>
        <table:table-column table:style-name="co87" table:default-cell-style-name="ce22"/>
        <table:table-column table:style-name="co88" table:default-cell-style-name="ce22"/>
        <table:table-column table:style-name="co89" table:default-cell-style-name="ce22"/>
        <table:table-column table:style-name="co82" table:default-cell-style-name="ce22"/>
        <table:table-column table:style-name="co90" table:default-cell-style-name="ce22"/>
        <table:table-column table:style-name="co91" table:number-columns-repeated="2" table:default-cell-style-name="ce22"/>
        <table:table-column table:style-name="co92" table:default-cell-style-name="ce22"/>
        <table:table-column table:style-name="co93" table:default-cell-style-name="ce22"/>
        <table:table-column table:style-name="co75" table:default-cell-style-name="ce22"/>
        <table:table-column table:style-name="co94" table:default-cell-style-name="ce22"/>
        <table:table-column table:style-name="co95" table:default-cell-style-name="ce22"/>
        <table:table-column table:style-name="co96" table:default-cell-style-name="ce22"/>
        <table:table-column table:style-name="co82" table:number-columns-repeated="2" table:default-cell-style-name="ce22"/>
        <table:table-column table:style-name="co96" table:default-cell-style-name="ce22"/>
        <table:table-column table:style-name="co84" table:default-cell-style-name="ce22"/>
        <table:table-column table:style-name="co77" table:default-cell-style-name="ce22"/>
        <table:table-column table:style-name="co86" table:default-cell-style-name="ce22"/>
        <table:table-column table:style-name="co22" table:number-columns-repeated="979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 -и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 -и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number-columns-repeated="2" table:style-name="ce57" office:value-type="string" calcext:value-type="string">
            <text:p>расх б</text:p>
          </table:table-cell>
          <table:table-cell table:style-name="ce57" table:number-columns-repeated="2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9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9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9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9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9" office:value-type="string" calcext:value-type="string">
            <text:p>-28306</text:p>
          </table:table-cell>
          <table:table-cell table:number-columns-repeated="3"/>
          <table:table-cell table:style-name="ce39" office:value-type="string" calcext:value-type="string">
            <text:p>-2278.55</text:p>
          </table:table-cell>
          <table:table-cell/>
          <table:table-cell table:style-name="ce39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6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9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9" office:value-type="string" calcext:value-type="string">
            <text:p>-2080.1 </text:p>
          </table:table-cell>
          <table:table-cell table:style-name="ce39" office:value-type="string" calcext:value-type="string">
            <text:p>-1127 </text:p>
          </table:table-cell>
          <table:table-cell table:style-name="ce39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9" office:value-type="string" calcext:value-type="string">
            <text:p>+18024</text:p>
          </table:table-cell>
          <table:table-cell table:style-name="ce39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7" table:default-cell-style-name="ce22"/>
        <table:table-column table:style-name="co98" table:default-cell-style-name="ce22"/>
        <table:table-column table:style-name="co99" table:default-cell-style-name="ce22"/>
        <table:table-column table:style-name="co22" table:number-columns-repeated="1021" table:default-cell-style-name="ce22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0" table:default-cell-style-name="ce22"/>
        <table:table-column table:style-name="co101" table:default-cell-style-name="ce22"/>
        <table:table-column table:style-name="co47" table:default-cell-style-name="ce22"/>
        <table:table-column table:style-name="co102" table:default-cell-style-name="ce22"/>
        <table:table-column table:style-name="co22" table:number-columns-repeated="1020" table:default-cell-style-name="ce22"/>
        <table:table-row table:style-name="ro6">
          <table:table-cell table:style-name="ce58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2022.12.28</text:p>
          </table:table-cell>
          <table:table-cell table:style-name="ce59" office:value-type="string" calcext:value-type="string">
            <text:p>InvestFuture Generation IF. Аня и Макс: в поисках профессии мечты</text:p>
          </table:table-cell>
          <table:table-cell table:style-name="ce59" office:value-type="string" calcext:value-type="string">
            <text:p>2022.12.29</text:p>
          </table:table-cell>
          <table:table-cell table:style-name="ce59" office:value-type="string" calcext:value-type="string">
            <text:p>393-393</text:p>
          </table:table-cell>
          <table:table-cell table:style-name="ce59" office:value-type="string" calcext:value-type="string">
            <text:p>0</text:p>
          </table:table-cell>
          <table:table-cell table:style-name="ce59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3">00.00.0000</text:date>, <text:time style:data-style-name="N2" text:time-value="02:00:39.28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9-13T02:02:54.712000000</dc:date>
    <meta:editing-duration>P8DT17H35M31S</meta:editing-duration>
    <meta:editing-cycles>3841</meta:editing-cycles>
    <meta:document-statistic meta:table-count="6" meta:cell-count="10590" meta:object-count="0"/>
    <meta:user-defined meta:name="qrichtext">1</meta:user-defined>
  </office:meta>
</office:document-meta>
</file>